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20190714_1213_5p_top_30_threshold_0.4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default-cell-style-name="ce9"/>
        <table:table-column table:style-name="co2" table:default-cell-style-name="Default"/>
        <table:table-column table:style-name="co3" table:default-cell-style-name="ce9"/>
        <table:table-row table:style-name="ro1">
          <table:table-cell table:style-name="ce1" office:value-type="string" calcext:value-type="string">
            <text:p>q_id</text:p>
          </table:table-cell>
          <table:table-cell table:style-name="ce1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7" office:value-type="string" calcext:value-type="string">
            <text:p>Q+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U+</text:p>
          </table:table-cell>
          <table:table-cell table:style-name="ce5" office:value-type="string" calcext:value-type="string">
            <text:p>D</text:p>
          </table:table-cell>
          <table:table-cell table:style-name="ce7" office:value-type="string" calcext:value-type="string">
            <text:p>Q+ U+</text:p>
          </table:table-cell>
        </table:table-row>
        <table:table-row table:style-name="ro1">
          <table:table-cell table:style-name="ce2" office:value-type="float" office:value="261416" calcext:value-type="float">
            <text:p>26141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217091" calcext:value-type="float">
            <text:p>21709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2817" calcext:value-type="float">
            <text:p>1281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56886" calcext:value-type="float">
            <text:p>25688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98634" calcext:value-type="float">
            <text:p>19863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9918" calcext:value-type="float">
            <text:p>2991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182471" calcext:value-type="float">
            <text:p>18247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11698" calcext:value-type="float">
            <text:p>1169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37399" calcext:value-type="float">
            <text:p>37399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9166" calcext:value-type="float">
            <text:p>916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46428" calcext:value-type="float">
            <text:p>4642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202171" calcext:value-type="float">
            <text:p>20217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228095" calcext:value-type="float">
            <text:p>22809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21046" calcext:value-type="float">
            <text:p>22104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39962" calcext:value-type="float">
            <text:p>3996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187443" calcext:value-type="float">
            <text:p>18744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199410" calcext:value-type="float">
            <text:p>19941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9041" calcext:value-type="float">
            <text:p>904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187" calcext:value-type="float">
            <text:p>1018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41880" calcext:value-type="float">
            <text:p>4188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38731" calcext:value-type="float">
            <text:p>3873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843" calcext:value-type="float">
            <text:p>1084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47452" calcext:value-type="float">
            <text:p>24745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202700" calcext:value-type="float">
            <text:p>20270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33787" calcext:value-type="float">
            <text:p>23378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126391" calcext:value-type="float">
            <text:p>12639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45030" calcext:value-type="float">
            <text:p>24503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75441" calcext:value-type="float">
            <text:p>27544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73432" calcext:value-type="float">
            <text:p>17343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97320" calcext:value-type="float">
            <text:p>19732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17179" calcext:value-type="float">
            <text:p>217179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207" calcext:value-type="float">
            <text:p>1120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2421" calcext:value-type="float">
            <text:p>11242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875" calcext:value-type="float">
            <text:p>1187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38170" calcext:value-type="float">
            <text:p>3817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65425" calcext:value-type="float">
            <text:p>26542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7601" calcext:value-type="float">
            <text:p>5760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53971" calcext:value-type="float">
            <text:p>15397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40368" calcext:value-type="float">
            <text:p>24036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1125" calcext:value-type="float">
            <text:p>20112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10222" calcext:value-type="float">
            <text:p>1022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9617" calcext:value-type="float">
            <text:p>20961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66495" calcext:value-type="float">
            <text:p>6649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25012" calcext:value-type="float">
            <text:p>22501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10196" calcext:value-type="float">
            <text:p>11019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29083" calcext:value-type="float">
            <text:p>22908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12324" calcext:value-type="float">
            <text:p>1232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58481" calcext:value-type="float">
            <text:p>15848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57084" calcext:value-type="float">
            <text:p>5708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43583" calcext:value-type="float">
            <text:p>4358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64186" calcext:value-type="float">
            <text:p>16418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1058" calcext:value-type="float">
            <text:p>1105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33234" calcext:value-type="float">
            <text:p>3323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25183" calcext:value-type="float">
            <text:p>22518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40096" calcext:value-type="float">
            <text:p>4009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9686" calcext:value-type="float">
            <text:p>968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⬇</text:p>
          </table:table-cell>
        </table:table-row>
        <table:table-row table:style-name="ro1">
          <table:table-cell table:style-name="ce2" office:value-type="float" office:value="9637" calcext:value-type="float">
            <text:p>9637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9031" calcext:value-type="float">
            <text:p>119031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22825" calcext:value-type="float">
            <text:p>22282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1525" calcext:value-type="float">
            <text:p>5152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24993" calcext:value-type="float">
            <text:p>224993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18489" calcext:value-type="float">
            <text:p>218489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63943" calcext:value-type="float">
            <text:p>63943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19312" calcext:value-type="float">
            <text:p>21931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22390" calcext:value-type="float">
            <text:p>222390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34441" calcext:value-type="float">
            <text:p>34441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83053" calcext:value-type="float">
            <text:p>283053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30875" calcext:value-type="float">
            <text:p>3087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02147" calcext:value-type="float">
            <text:p>202147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3481" calcext:value-type="float">
            <text:p>203481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9298" calcext:value-type="float">
            <text:p>2929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0166" calcext:value-type="float">
            <text:p>1016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95677" calcext:value-type="float">
            <text:p>295677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26274" calcext:value-type="float">
            <text:p>22627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8826" calcext:value-type="float">
            <text:p>2882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76855" calcext:value-type="float">
            <text:p>7685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8052" calcext:value-type="float">
            <text:p>3805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8857" calcext:value-type="float">
            <text:p>48857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20094" calcext:value-type="float">
            <text:p>22009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0429" calcext:value-type="float">
            <text:p>50429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9718" calcext:value-type="float">
            <text:p>3971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0812" calcext:value-type="float">
            <text:p>5081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42376" calcext:value-type="float">
            <text:p>24237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90220" calcext:value-type="float">
            <text:p>290220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85130" calcext:value-type="float">
            <text:p>285130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299" calcext:value-type="float">
            <text:p>11299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9658" calcext:value-type="float">
            <text:p>965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95306" calcext:value-type="float">
            <text:p>19530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492" calcext:value-type="float">
            <text:p>1149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9684" calcext:value-type="float">
            <text:p>968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90141" calcext:value-type="float">
            <text:p>190141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7266" calcext:value-type="float">
            <text:p>9726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2528" calcext:value-type="float">
            <text:p>1252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87595" calcext:value-type="float">
            <text:p>18759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1306" calcext:value-type="float">
            <text:p>4130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6766" calcext:value-type="float">
            <text:p>10676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94381" calcext:value-type="float">
            <text:p>194381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7965" calcext:value-type="float">
            <text:p>5796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34914" calcext:value-type="float">
            <text:p>3491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9452" calcext:value-type="float">
            <text:p>20945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27754" calcext:value-type="float">
            <text:p>22775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74776" calcext:value-type="float">
            <text:p>7477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67106" calcext:value-type="float">
            <text:p>6710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14649" calcext:value-type="float">
            <text:p>214649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81269" calcext:value-type="float">
            <text:p>281269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0976" calcext:value-type="float">
            <text:p>5097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9902" calcext:value-type="float">
            <text:p>990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6544" calcext:value-type="float">
            <text:p>5654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9107" calcext:value-type="float">
            <text:p>9107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76472" calcext:value-type="float">
            <text:p>27647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5892" calcext:value-type="float">
            <text:p>5589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35027" calcext:value-type="float">
            <text:p>235027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3666" calcext:value-type="float">
            <text:p>11366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9276" calcext:value-type="float">
            <text:p>20927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98016" calcext:value-type="float">
            <text:p>9801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9970" calcext:value-type="float">
            <text:p>59970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9251" calcext:value-type="float">
            <text:p>9251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48320" calcext:value-type="float">
            <text:p>48320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4135" calcext:value-type="float">
            <text:p>4413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24497" calcext:value-type="float">
            <text:p>224497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42744" calcext:value-type="float">
            <text:p>24274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754" calcext:value-type="float">
            <text:p>1175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08526" calcext:value-type="float">
            <text:p>10852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40909" calcext:value-type="float">
            <text:p>40909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44175" calcext:value-type="float">
            <text:p>24417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41073" calcext:value-type="float">
            <text:p>41073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2212" calcext:value-type="float">
            <text:p>1221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63193" calcext:value-type="float">
            <text:p>263193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1935" calcext:value-type="float">
            <text:p>1193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41676" calcext:value-type="float">
            <text:p>14167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11327" calcext:value-type="float">
            <text:p>211327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73295" calcext:value-type="float">
            <text:p>17329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9159" calcext:value-type="float">
            <text:p>9159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1095" calcext:value-type="float">
            <text:p>1109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31570" calcext:value-type="float">
            <text:p>31570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20126" calcext:value-type="float">
            <text:p>12012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65961" calcext:value-type="float">
            <text:p>165961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915" calcext:value-type="float">
            <text:p>1191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2158" calcext:value-type="float">
            <text:p>1215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676" calcext:value-type="float">
            <text:p>1167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2632" calcext:value-type="float">
            <text:p>1263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79704" calcext:value-type="float">
            <text:p>27970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75241" calcext:value-type="float">
            <text:p>75241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8776" calcext:value-type="float">
            <text:p>3877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87321" calcext:value-type="float">
            <text:p>187321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9640" calcext:value-type="float">
            <text:p>9640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156" calcext:value-type="float">
            <text:p>1115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65153" calcext:value-type="float">
            <text:p>65153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88399" calcext:value-type="float">
            <text:p>188399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65162" calcext:value-type="float">
            <text:p>6516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038" calcext:value-type="float">
            <text:p>1003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6307" calcext:value-type="float">
            <text:p>46307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4279" calcext:value-type="float">
            <text:p>54279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65396" calcext:value-type="float">
            <text:p>16539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40235" calcext:value-type="float">
            <text:p>24023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72430" calcext:value-type="float">
            <text:p>272430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21831" calcext:value-type="float">
            <text:p>121831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88783" calcext:value-type="float">
            <text:p>288783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24818" calcext:value-type="float">
            <text:p>22481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766" calcext:value-type="float">
            <text:p>976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2894" calcext:value-type="float">
            <text:p>1289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63982" calcext:value-type="float">
            <text:p>26398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2780" calcext:value-type="float">
            <text:p>42780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5594" calcext:value-type="float">
            <text:p>20559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91203" calcext:value-type="float">
            <text:p>191203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75457" calcext:value-type="float">
            <text:p>75457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2995" calcext:value-type="float">
            <text:p>1299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31944" calcext:value-type="float">
            <text:p>3194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2773" calcext:value-type="float">
            <text:p>52773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88584" calcext:value-type="float">
            <text:p>18858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24557" calcext:value-type="float">
            <text:p>224557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64681" calcext:value-type="float">
            <text:p>264681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702" calcext:value-type="float">
            <text:p>970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460" calcext:value-type="float">
            <text:p>11460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7006" calcext:value-type="float">
            <text:p>10700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9442" calcext:value-type="float">
            <text:p>944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06828" calcext:value-type="float">
            <text:p>20682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70885" calcext:value-type="float">
            <text:p>27088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149" calcext:value-type="float">
            <text:p>10149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40792" calcext:value-type="float">
            <text:p>4079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1936" calcext:value-type="float">
            <text:p>20193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1215" calcext:value-type="float">
            <text:p>20121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66238" calcext:value-type="float">
            <text:p>6623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00282" calcext:value-type="float">
            <text:p>20028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013" calcext:value-type="float">
            <text:p>10013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43012" calcext:value-type="float">
            <text:p>4301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57182" calcext:value-type="float">
            <text:p>25718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24403" calcext:value-type="float">
            <text:p>224403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05853" calcext:value-type="float">
            <text:p>205853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96313" calcext:value-type="float">
            <text:p>196313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2572" calcext:value-type="float">
            <text:p>1257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2470" calcext:value-type="float">
            <text:p>12470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722" calcext:value-type="float">
            <text:p>1172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96976" calcext:value-type="float">
            <text:p>19697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68818" calcext:value-type="float">
            <text:p>6881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31041" calcext:value-type="float">
            <text:p>231041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34628" calcext:value-type="float">
            <text:p>3462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4678" calcext:value-type="float">
            <text:p>5467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73246" calcext:value-type="float">
            <text:p>27324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93233" calcext:value-type="float">
            <text:p>193233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58038" calcext:value-type="float">
            <text:p>5803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65660" calcext:value-type="float">
            <text:p>265660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1490" calcext:value-type="float">
            <text:p>51490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696" calcext:value-type="float">
            <text:p>1169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8762" calcext:value-type="float">
            <text:p>48762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987" calcext:value-type="float">
            <text:p>9987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9384" calcext:value-type="float">
            <text:p>938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60625" calcext:value-type="float">
            <text:p>6062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8936" calcext:value-type="float">
            <text:p>20893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99737" calcext:value-type="float">
            <text:p>199737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2945" calcext:value-type="float">
            <text:p>20294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1928" calcext:value-type="float">
            <text:p>5192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910" calcext:value-type="float">
            <text:p>11910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74278" calcext:value-type="float">
            <text:p>7427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09304" calcext:value-type="float">
            <text:p>20930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11255" calcext:value-type="float">
            <text:p>21125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81139" calcext:value-type="float">
            <text:p>281139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934" calcext:value-type="float">
            <text:p>1193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66825" calcext:value-type="float">
            <text:p>6682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55599" calcext:value-type="float">
            <text:p>255599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44443" calcext:value-type="float">
            <text:p>244443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951" calcext:value-type="float">
            <text:p>10951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41151" calcext:value-type="float">
            <text:p>141151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55391" calcext:value-type="float">
            <text:p>155391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12264" calcext:value-type="float">
            <text:p>12264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13645" calcext:value-type="float">
            <text:p>213645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27996" calcext:value-type="float">
            <text:p>12799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59276" calcext:value-type="float">
            <text:p>159276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⬇</text:p>
          </table:table-cell>
        </table:table-row>
        <table:table-row table:style-name="ro1">
          <table:table-cell table:style-name="ce2" office:value-type="float" office:value="249988" calcext:value-type="float">
            <text:p>249988</text:p>
          </table:table-cell>
          <table:table-cell table:style-name="ce2"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21356" calcext:value-type="float">
            <text:p>22135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43841" calcext:value-type="float">
            <text:p>14384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1674" calcext:value-type="float">
            <text:p>51674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74374" calcext:value-type="float">
            <text:p>174374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8527" calcext:value-type="float">
            <text:p>2852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2903" calcext:value-type="float">
            <text:p>1290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20062" calcext:value-type="float">
            <text:p>22006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94592" calcext:value-type="float">
            <text:p>19459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0235" calcext:value-type="float">
            <text:p>1023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83428" calcext:value-type="float">
            <text:p>28342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7480" calcext:value-type="float">
            <text:p>4748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96189" calcext:value-type="float">
            <text:p>19618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38861" calcext:value-type="float">
            <text:p>3886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50685" calcext:value-type="float">
            <text:p>25068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7356" calcext:value-type="float">
            <text:p>6735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620" calcext:value-type="float">
            <text:p>962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9325" calcext:value-type="float">
            <text:p>5932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47219" calcext:value-type="float">
            <text:p>24721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9788" calcext:value-type="float">
            <text:p>2978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11759" calcext:value-type="float">
            <text:p>21175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0938" calcext:value-type="float">
            <text:p>1093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42686" calcext:value-type="float">
            <text:p>14268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1972" calcext:value-type="float">
            <text:p>1197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9259" calcext:value-type="float">
            <text:p>925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9779" calcext:value-type="float">
            <text:p>2977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1945" calcext:value-type="float">
            <text:p>1194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43986" calcext:value-type="float">
            <text:p>14398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7755" calcext:value-type="float">
            <text:p>2775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0145" calcext:value-type="float">
            <text:p>1014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6008" calcext:value-type="float">
            <text:p>4600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39996" calcext:value-type="float">
            <text:p>3999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0143" calcext:value-type="float">
            <text:p>1014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58444" calcext:value-type="float">
            <text:p>258444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313" calcext:value-type="float">
            <text:p>1131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28531" calcext:value-type="float">
            <text:p>22853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3061" calcext:value-type="float">
            <text:p>4306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45597" calcext:value-type="float">
            <text:p>24559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9606" calcext:value-type="float">
            <text:p>960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62574" calcext:value-type="float">
            <text:p>262574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130" calcext:value-type="float">
            <text:p>913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52515" calcext:value-type="float">
            <text:p>25251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7515" calcext:value-type="float">
            <text:p>3751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69658" calcext:value-type="float">
            <text:p>6965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618" calcext:value-type="float">
            <text:p>1161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04740" calcext:value-type="float">
            <text:p>20474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588" calcext:value-type="float">
            <text:p>958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6472" calcext:value-type="float">
            <text:p>5647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3493" calcext:value-type="float">
            <text:p>3349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88319" calcext:value-type="float">
            <text:p>28831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9091" calcext:value-type="float">
            <text:p>909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33681" calcext:value-type="float">
            <text:p>13368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62190" calcext:value-type="float">
            <text:p>26219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29806" calcext:value-type="float">
            <text:p>22980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108" calcext:value-type="float">
            <text:p>1110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32068" calcext:value-type="float">
            <text:p>23206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8208" calcext:value-type="float">
            <text:p>2820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2386" calcext:value-type="float">
            <text:p>1238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90170" calcext:value-type="float">
            <text:p>19017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343" calcext:value-type="float">
            <text:p>934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6553" calcext:value-type="float">
            <text:p>5655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4870" calcext:value-type="float">
            <text:p>6487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4818" calcext:value-type="float">
            <text:p>3481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8595" calcext:value-type="float">
            <text:p>2859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63302" calcext:value-type="float">
            <text:p>6330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33666" calcext:value-type="float">
            <text:p>3366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5736" calcext:value-type="float">
            <text:p>6573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2683" calcext:value-type="float">
            <text:p>1268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241" calcext:value-type="float">
            <text:p>1124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50801" calcext:value-type="float">
            <text:p>15080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9796" calcext:value-type="float">
            <text:p>979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0885" calcext:value-type="float">
            <text:p>1088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9511" calcext:value-type="float">
            <text:p>951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113" calcext:value-type="float">
            <text:p>1111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1030" calcext:value-type="float">
            <text:p>1103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8633" calcext:value-type="float">
            <text:p>5863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89946" calcext:value-type="float">
            <text:p>18994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03735" calcext:value-type="float">
            <text:p>20373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76243" calcext:value-type="float">
            <text:p>7624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2935" calcext:value-type="float">
            <text:p>5293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4825" calcext:value-type="float">
            <text:p>6482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0920" calcext:value-type="float">
            <text:p>1092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3511" calcext:value-type="float">
            <text:p>3351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3993" calcext:value-type="float">
            <text:p>5399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9977" calcext:value-type="float">
            <text:p>997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80213" calcext:value-type="float">
            <text:p>28021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9551" calcext:value-type="float">
            <text:p>9955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00115" calcext:value-type="float">
            <text:p>20011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18146" calcext:value-type="float">
            <text:p>21814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26958" calcext:value-type="float">
            <text:p>22695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30036" calcext:value-type="float">
            <text:p>13003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07254" calcext:value-type="float">
            <text:p>207254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79712" calcext:value-type="float">
            <text:p>17971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4756" calcext:value-type="float">
            <text:p>5475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31995" calcext:value-type="float">
            <text:p>23199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73384" calcext:value-type="float">
            <text:p>273384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87612" calcext:value-type="float">
            <text:p>28761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6110" calcext:value-type="float">
            <text:p>5611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09973" calcext:value-type="float">
            <text:p>20997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62896" calcext:value-type="float">
            <text:p>6289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74103" calcext:value-type="float">
            <text:p>17410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9197" calcext:value-type="float">
            <text:p>919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38271" calcext:value-type="float">
            <text:p>3827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44937" calcext:value-type="float">
            <text:p>24493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45989" calcext:value-type="float">
            <text:p>24598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2258" calcext:value-type="float">
            <text:p>4225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90536" calcext:value-type="float">
            <text:p>19053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8890" calcext:value-type="float">
            <text:p>2889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73501" calcext:value-type="float">
            <text:p>17350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40487" calcext:value-type="float">
            <text:p>24048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2706" calcext:value-type="float">
            <text:p>4270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61811" calcext:value-type="float">
            <text:p>6181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46787" calcext:value-type="float">
            <text:p>24678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0371" calcext:value-type="float">
            <text:p>1037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2313" calcext:value-type="float">
            <text:p>1231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39085" calcext:value-type="float">
            <text:p>3908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37635" calcext:value-type="float">
            <text:p>3763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34641" calcext:value-type="float">
            <text:p>3464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7691" calcext:value-type="float">
            <text:p>6769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35796" calcext:value-type="float">
            <text:p>13579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5626" calcext:value-type="float">
            <text:p>6562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29616" calcext:value-type="float">
            <text:p>12961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31580" calcext:value-type="float">
            <text:p>3158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1712" calcext:value-type="float">
            <text:p>6171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12857" calcext:value-type="float">
            <text:p>21285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5945" calcext:value-type="float">
            <text:p>5594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11789" calcext:value-type="float">
            <text:p>21178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62960" calcext:value-type="float">
            <text:p>6296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30566" calcext:value-type="float">
            <text:p>23056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2093" calcext:value-type="float">
            <text:p>1209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89492" calcext:value-type="float">
            <text:p>18949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93306" calcext:value-type="float">
            <text:p>9330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30539" calcext:value-type="float">
            <text:p>3053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1500" calcext:value-type="float">
            <text:p>1150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5962" calcext:value-type="float">
            <text:p>3596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85062" calcext:value-type="float">
            <text:p>28506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36122" calcext:value-type="float">
            <text:p>23612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56861" calcext:value-type="float">
            <text:p>15686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63114" calcext:value-type="float">
            <text:p>263114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8955" calcext:value-type="float">
            <text:p>5895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33735" calcext:value-type="float">
            <text:p>23373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56435" calcext:value-type="float">
            <text:p>25643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73191" calcext:value-type="float">
            <text:p>27319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89846" calcext:value-type="float">
            <text:p>18984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75766" calcext:value-type="float">
            <text:p>7576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51253" calcext:value-type="float">
            <text:p>25125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64134" calcext:value-type="float">
            <text:p>264134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7612" calcext:value-type="float">
            <text:p>4761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0635" calcext:value-type="float">
            <text:p>1063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95523" calcext:value-type="float">
            <text:p>19552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1417" calcext:value-type="float">
            <text:p>1141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8099" calcext:value-type="float">
            <text:p>3809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14026" calcext:value-type="float">
            <text:p>21402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0888" calcext:value-type="float">
            <text:p>4088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8561" calcext:value-type="float">
            <text:p>2856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1532" calcext:value-type="float">
            <text:p>1153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8376" calcext:value-type="float">
            <text:p>2837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4844" calcext:value-type="float">
            <text:p>44844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03867" calcext:value-type="float">
            <text:p>20386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0612" calcext:value-type="float">
            <text:p>1061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32867" calcext:value-type="float">
            <text:p>3286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13080" calcext:value-type="float">
            <text:p>21308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3375" calcext:value-type="float">
            <text:p>4337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02211" calcext:value-type="float">
            <text:p>20221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2673" calcext:value-type="float">
            <text:p>1267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80625" calcext:value-type="float">
            <text:p>28062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95807" calcext:value-type="float">
            <text:p>19580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4946" calcext:value-type="float">
            <text:p>6494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056" calcext:value-type="float">
            <text:p>905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45521" calcext:value-type="float">
            <text:p>14552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8948" calcext:value-type="float">
            <text:p>5894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62775" calcext:value-type="float">
            <text:p>6277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2472" calcext:value-type="float">
            <text:p>4247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3380" calcext:value-type="float">
            <text:p>3338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817" calcext:value-type="float">
            <text:p>1081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2319" calcext:value-type="float">
            <text:p>1231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5513" calcext:value-type="float">
            <text:p>5551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0435" calcext:value-type="float">
            <text:p>1043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66009" calcext:value-type="float">
            <text:p>6600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9917" calcext:value-type="float">
            <text:p>991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36868" calcext:value-type="float">
            <text:p>23686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95300" calcext:value-type="float">
            <text:p>19530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91265" calcext:value-type="float">
            <text:p>19126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93876" calcext:value-type="float">
            <text:p>19387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9026" calcext:value-type="float">
            <text:p>3902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04966" calcext:value-type="float">
            <text:p>10496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11196" calcext:value-type="float">
            <text:p>21119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545" calcext:value-type="float">
            <text:p>954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0854" calcext:value-type="float">
            <text:p>40854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43261" calcext:value-type="float">
            <text:p>24326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0335" calcext:value-type="float">
            <text:p>1033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2066" calcext:value-type="float">
            <text:p>5206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67073" calcext:value-type="float">
            <text:p>6707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8144" calcext:value-type="float">
            <text:p>28144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59064" calcext:value-type="float">
            <text:p>259064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6430" calcext:value-type="float">
            <text:p>3643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60804" calcext:value-type="float">
            <text:p>60804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86960" calcext:value-type="float">
            <text:p>18696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1176" calcext:value-type="float">
            <text:p>1117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94771" calcext:value-type="float">
            <text:p>9477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40998" calcext:value-type="float">
            <text:p>24099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37718" calcext:value-type="float">
            <text:p>3771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42271" calcext:value-type="float">
            <text:p>14227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43246" calcext:value-type="float">
            <text:p>14324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8819" calcext:value-type="float">
            <text:p>5881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06099" calcext:value-type="float">
            <text:p>20609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6521" calcext:value-type="float">
            <text:p>4652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83212" calcext:value-type="float">
            <text:p>18321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38083" calcext:value-type="float">
            <text:p>23808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94278" calcext:value-type="float">
            <text:p>29427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46917" calcext:value-type="float">
            <text:p>24691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9301" calcext:value-type="float">
            <text:p>930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14631" calcext:value-type="float">
            <text:p>11463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04986" calcext:value-type="float">
            <text:p>10498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14195" calcext:value-type="float">
            <text:p>21419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7762" calcext:value-type="float">
            <text:p>4776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6589" calcext:value-type="float">
            <text:p>3658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71188" calcext:value-type="float">
            <text:p>7118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63217" calcext:value-type="float">
            <text:p>6321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1219" calcext:value-type="float">
            <text:p>1121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1099" calcext:value-type="float">
            <text:p>4109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0372" calcext:value-type="float">
            <text:p>1037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378" calcext:value-type="float">
            <text:p>1137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56275" calcext:value-type="float">
            <text:p>5627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1133" calcext:value-type="float">
            <text:p>1113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350" calcext:value-type="float">
            <text:p>1135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27181" calcext:value-type="float">
            <text:p>12718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36600" calcext:value-type="float">
            <text:p>3660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7765" calcext:value-type="float">
            <text:p>4776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5331" calcext:value-type="float">
            <text:p>6533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0521" calcext:value-type="float">
            <text:p>4052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2105" calcext:value-type="float">
            <text:p>1210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2265" calcext:value-type="float">
            <text:p>1226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23601" calcext:value-type="float">
            <text:p>22360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20771" calcext:value-type="float">
            <text:p>12077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2467" calcext:value-type="float">
            <text:p>6246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50585" calcext:value-type="float">
            <text:p>5058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109371" calcext:value-type="float">
            <text:p>109371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63196" calcext:value-type="float">
            <text:p>6319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5780" calcext:value-type="float">
            <text:p>45780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92887" calcext:value-type="float">
            <text:p>29288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06649" calcext:value-type="float">
            <text:p>20664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91708" calcext:value-type="float">
            <text:p>19170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2715" calcext:value-type="float">
            <text:p>1271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86707" calcext:value-type="float">
            <text:p>18670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74159" calcext:value-type="float">
            <text:p>27415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1406" calcext:value-type="float">
            <text:p>1140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88934" calcext:value-type="float">
            <text:p>188934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01523" calcext:value-type="float">
            <text:p>20152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86986" calcext:value-type="float">
            <text:p>18698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30327" calcext:value-type="float">
            <text:p>230327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04499" calcext:value-type="float">
            <text:p>20449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9943" calcext:value-type="float">
            <text:p>994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47626" calcext:value-type="float">
            <text:p>4762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42698" calcext:value-type="float">
            <text:p>4269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46056" calcext:value-type="float">
            <text:p>4605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227452" calcext:value-type="float">
            <text:p>22745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22498" calcext:value-type="float">
            <text:p>222498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2552" calcext:value-type="float">
            <text:p>1255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⬆⬆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47185" calcext:value-type="float">
            <text:p>47185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11629" calcext:value-type="float">
            <text:p>11629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247954" calcext:value-type="float">
            <text:p>247954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6586" calcext:value-type="float">
            <text:p>66586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</table:table-row>
        <table:table-row table:style-name="ro1">
          <table:table-cell table:style-name="ce2" office:value-type="float" office:value="223633" calcext:value-type="float">
            <text:p>22363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string" calcext:value-type="string">
            <text:p>⬆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⬇⬇⬇</text:p>
          </table:table-cell>
        </table:table-row>
        <table:table-row table:style-name="ro1">
          <table:table-cell table:style-name="ce2" office:value-type="float" office:value="58362" calcext:value-type="float">
            <text:p>58362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string" calcext:value-type="string">
            <text:p>-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>
          <table:table-cell table:style-name="ce2" office:value-type="float" office:value="11363" calcext:value-type="float">
            <text:p>11363</text:p>
          </table:table-cell>
          <table:table-cell table:style-name="ce2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  <table:table-cell table:style-name="ce6" office:value-type="float" office:value="0.4" calcext:value-type="float">
            <text:p>0.4</text:p>
          </table:table-cell>
          <table:table-cell table:style-name="ce8" office:value-type="string" calcext:value-type="string">
            <text:p>⬇</text:p>
          </table:table-cell>
          <table:table-cell table:style-name="ce6" office:value-type="float" office:value="0.2" calcext:value-type="float">
            <text:p>0.2</text:p>
          </table:table-cell>
          <table:table-cell table:style-name="ce8" office:value-type="string" calcext:value-type="string">
            <text:p>⬇⬇</text:p>
          </table:table-cell>
        </table:table-row>
        <table:table-row table:style-name="ro1" table:number-rows-repeated="1048079">
          <table:table-cell table:number-columns-repeated="8"/>
        </table:table-row>
        <table:table-row table:style-name="ro1">
          <table:table-cell table:style-name="ce4" table:number-columns-repeated="2"/>
          <table:table-cell table:number-columns-repeated="6"/>
        </table:table-row>
      </table:table>
      <table:named-expressions/>
      <table:database-ranges>
        <table:database-range table:name="__Anonymous_Sheet_DB__0" table:target-range-address="'20190714_1213_5p_top_30_threshold_0.4'.A1:'20190714_1213_5p_top_30_threshold_0.4'.H49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07-23T13:30:21.836913652</meta:print-date>
    <dc:date>2019-07-23T16:57:42.409416059</dc:date>
    <meta:editing-duration>PT28M47S</meta:editing-duration>
    <meta:editing-cycles>1</meta:editing-cycles>
    <meta:document-statistic meta:table-count="1" meta:cell-count="3968" meta:object-count="0"/>
    <meta:generator>LibreOffice/6.0.7.3$Linux_X86_64 LibreOffice_project/00m0$Build-3</meta:generator>
  </office:meta>
</office:document-meta>
</file>